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tyle="italic" style:text-underline-style="none" style:font-style-asian="italic" style:font-style-complex="italic"/>
    </style:style>
    <style:style style:name="P5" style:family="paragraph" style:parent-style-name="Standard">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ault Gateway :</text:p>
      <text:p text:style-name="P2"/>
      <text:p text:style-name="P2">→ Porte de sortie d'un réseau</text:p>
      <text:p text:style-name="P2">→ Réseau inconnu → gateway</text:p>
      <text:p text:style-name="P2">→ Contact Broadcast</text:p>
      <text:p text:style-name="P2"><text:tab/>→ Masque de sous réseau</text:p>
      <text:p text:style-name="P2"><text:tab/>Routage d'un paquet flux, ne répondant pas à son broadcast sur son réseau. On transfère le <text:tab/>flux sur passerelle par défaut.</text:p>
      <text:p text:style-name="P2"/>
      <text:p text:style-name="P2">##Quand on fait schéma, l'extraction de fichier passe par le réseau (WAN...)</text:p>
      <text:p text:style-name="P2"/>
      <text:p text:style-name="P2"/>
      <text:p text:style-name="P2">SSD → + rapide, plus petite durée de vie</text:p>
      <text:p text:style-name="P2">HDD → stockage </text:p>
      <text:p text:style-name="P2"/>
      <text:p text:style-name="P2"/>
      <text:p text:style-name="P2">Serveur DCHP : peut être dans le firewall ou dans un serveur dédié</text:p>
      <text:p text:style-name="P2">on y spécifie : notre nb d'IP dispo ex → 192.168.1.10/24 (/24 = mask = 255.255.255.0)</text:p>
      <text:p text:style-name="P2"><text:tab/><text:tab/><text:tab/><text:tab/><text:tab/> <text:s text:c="4"/>192.168.1.90/24</text:p>
      <text:p text:style-name="P2"><text:tab/><text:tab/><text:tab/><text:tab/><text:tab/> <text:s text:c="4"/>passerelle = IP rooter</text:p>
      <text:p text:style-name="P2"><text:tab/><text:tab/><text:tab/><text:tab/><text:tab/> <text:s text:c="4"/>Bail DHCP → exemple 8h</text:p>
      <text:p text:style-name="P2">Présent sur le réseau pour nous délivré IP</text:p>
      <text:p text:style-name="P2">Dans le serveur on peut retrouver toutes les IP avec tous les équipements(@mac) </text:p>
      <text:p text:style-name="P2"/>
      <text:p text:style-name="P2">Commande pour avoir ip sur Linux : « ip a »</text:p>
      <text:p text:style-name="P2"/>
      <text:p text:style-name="P2"/>
      <text:p text:style-name="P3">17/11/2021 ET 19/11/2021</text:p>
      <text:p text:style-name="P2"/>
      <text:p text:style-name="P2">Pour se connecter en ssh commande = ssh #user@addressip</text:p>
      <text:p text:style-name="P2">Redémarrer serveur ssh : systemctl restart sshd</text:p>
      <text:p text:style-name="P2">Pour voir status du serv : systemctl status ssh</text:p>
      <text:p text:style-name="P2"/>
      <text:p text:style-name="P2"/>
      <text:p text:style-name="P2">modif dans /etc/ssh/sshd_config pour se connecter directement root</text:p>
      <text:p text:style-name="P2"/>
      <text:p text:style-name="P2"/>
      <text:p text:style-name="P2">De base sur vm debian : 2 niveaux de sécurité → user + mdp → accès limité à la vm</text:p>
      <text:p text:style-name="P2"><text:tab/><text:tab/><text:tab/><text:tab/><text:tab/><text:tab/> <text:s text:c="3"/>→ root → accès total vm</text:p>
      <text:p text:style-name="P2">En autorisant le root login on abaisse un niveau de sécu mais on est pas totalement sans sécurité</text:p>
      <text:p text:style-name="P2"/>
      <text:p text:style-name="P2">root = administrer de manière pro un serveur</text:p>
      <text:p text:style-name="P2">Pas d'accès en ssh par défaut, comme ça on peut tracer les connexions</text:p>
      <text:p text:style-name="P2"/>
      <text:p text:style-name="P2"/>
      <text:p text:style-name="P2">FTP :</text:p>
      <text:p text:style-name="P2">apt install ftpd</text:p>
      <text:p text:style-name="P2"/>
      <text:p text:style-name="P2">créer un user : sudo adduser username</text:p>
      <text:p text:style-name="P2">créer grp : sudo addgroup groupname</text:p>
      <text:p text:style-name="P2"/>
      <text:p text:style-name="P2">mettre user dans un grp : gpasswd -a username group</text:p>
      <text:p text:style-name="P2"><text:soft-page-break/><text:tab/><text:tab/><text:tab/> <text:s text:c="4"/>gpasswd –d username group pour enlever d'un group</text:p>
      <text:p text:style-name="P2">user1 → User1azerty</text:p>
      <text:p text:style-name="P2">user2 → User2azerty</text:p>
      <text:p text:style-name="P2"/>
      <text:p text:style-name="P2">groupdel group pour supprimer un groupe</text:p>
      <text:p text:style-name="P2"/>
      <text:p text:style-name="P2"/>
      <text:p text:style-name="P2">SSH → Administration VM</text:p>
      <text:p text:style-name="P2">FTP → Transfert de fichier</text:p>
      <text:p text:style-name="P2"/>
      <text:p text:style-name="P2">HTTP</text:p>
      <text:p text:style-name="P2"><text:tab/> <text:s/>→ HTML → Apache2</text:p>
      <text:p text:style-name="P2"><text:tab/> <text:s text:c="6"/>BDD → MySql</text:p>
      <text:p text:style-name="P2">HTTPS</text:p>
      <text:p text:style-name="P2"/>
      <text:p text:style-name="P2"/>
      <text:p text:style-name="P2">Pour faire marcher phpmyadmin : voir le fichier /etc/apache2/apache2.conf tt en bas</text:p>
      <text:p text:style-name="P2"/>
      <text:p text:style-name="P2">Pour créer user mysql : </text:p>
      <text:p text:style-name="P2"/>
      <text:p text:style-name="P2">se mettre en root → mysql -u root -p → CREATE USER 'jordan'@'localhost' IDENTIFIED BY 'toto' ;</text:p>
      <text:p text:style-name="P2"/>
      <text:p text:style-name="P2">changer le mot de passe du root → SET PASSWORD FOR 'root'@'localhost' = PASSWORD('Ytreza') ;</text:p>
      <text:p text:style-name="P2"/>
      <text:p text:style-name="P2">root → Ytreza</text:p>
      <text:p text:style-name="P2">jordan → toto</text:p>
      <text:p text:style-name="P2">user2 → user2</text:p>
      <text:p text:style-name="P2"/>
      <text:p text:style-name="P2"/>
      <text:p text:style-name="P2"/>
      <text:p text:style-name="P2">Quand on est connecté en wifi et qu'on fait une VM sur la VM on nous dit qu'on est connecté en câble. Car virtualbox installe une couche physique entre la VM et notre ordi.</text:p>
      <text:p text:style-name="P2"/>
      <text:p text:style-name="P2">De plus le mode bridge fait que notre carte wifi est connecté directement à celle de la vm (carte ethernet) installé par virtualbox.</text:p>
      <text:p text:style-name="P2"/>
      <text:p text:style-name="P2">VM a sa propre ip car c'est comme un deuxième ordi mais qui est sur notre machine.</text:p>
      <text:p text:style-name="P2"/>
      <text:p text:style-name="P2">Quand on passe par câble on spécifie au bridge que il ne se connecte plus sur la carte wifi mais la carte ethernet</text:p>
      <text:p text:style-name="P2"/>
      <text:p text:style-name="P2">NAT = rediriger fluxs d'un réseau à un autre</text:p>
      <text:p text:style-name="P4">ex : 2 réseau → 192.168.1.20 et <text:s/>192.168.2.20 comme on spécifie NAT, les 2 machines sauront communiquer entre elle mais les autres machines du réseau ne pourront pas. Par exemple la machine 192.168.1.21 ne pourra pas communiquer avec <text:s/>192.168.2.20. C'est plus sécurisé car en bridge tout le monde peut passer sur notre pont.</text:p>
      <text:p text:style-name="P4"/>
      <text:p text:style-name="P5">#(mind on the middle = intercepter une communication entre 2 machines sans que sa se voit)</text:p>
      <text:p text:style-name="P5">#(regarder ip locale et publique)</text:p>
      <text:p text:style-name="P5">#demander à thomas pour schéma avec nat ip locale et tt</text:p>
      <text:p text:style-name="P5"><text:soft-page-break/>masque sous réseau = taille de notre réseau</text:p>
      <text:p text:style-name="P5"/>
      <text:p text:style-name="P5">en informatique, par personne on compte 1,5 appareils et pas 1</text:p>
      <text:p text:style-name="P5"/>
      <text:p text:style-name="P5">explication slash pour le masque : <text:s/>255.255.255.0 <text:s text:c="9"/>ici le 32 est à 0 donc c'est /24</text:p>
      <text:p text:style-name="P5"><text:tab/><text:tab/><text:tab/><text:tab/><text:tab/>8 <text:s text:c="2"/>16 <text:s text:c="2"/>24 <text:s text:c="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10-22T13:10:44</meta:creation-date>
    <dc:date>2021-11-22T09:45:43</dc:date>
    <dc:creator>Jordan </dc:creator>
    <meta:editing-duration>PT8H4M22S</meta:editing-duration>
    <meta:editing-cycles>4</meta:editing-cycles>
    <meta:generator>OpenOffice/4.1.7$Unix OpenOffice.org_project/417m1$Build-9800</meta:generator>
    <meta:document-statistic meta:table-count="0" meta:image-count="0" meta:object-count="0" meta:page-count="3" meta:paragraph-count="62" meta:word-count="593" meta:character-count="3307"/>
  </office:meta>
</office:document-meta>
</file>